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style:font-name="Arial" style:font-name-complex="Arial" fo:color="#222222" fo:font-size="10.5pt" style:font-size-asian="10.5pt" style:font-size-complex="10.5pt" fo:background-color="#FFFFFF"/>
    </style:style>
    <style:style style:name="P3" style:parent-style-name="Standard" style:family="paragraph">
      <style:text-properties style:font-name="Arial" style:font-name-complex="Arial" fo:color="#222222" fo:font-size="10.5pt" style:font-size-asian="10.5pt" style:font-size-complex="10.5pt" fo:background-color="#FFFFFF"/>
    </style:style>
    <style:style style:name="T4" style:parent-style-name="Policepardéfaut" style:family="text">
      <style:text-properties style:font-name="Arial" style:font-name-complex="Arial" fo:color="#222222" fo:font-size="10.5pt" style:font-size-asian="10.5pt" style:font-size-complex="10.5pt" fo:background-color="#FFFFFF"/>
    </style:style>
    <style:style style:name="T5" style:parent-style-name="Lienhypertexte" style:family="text">
      <style:text-properties style:font-name="Arial" style:font-name-complex="Arial" fo:color="#0B0080" fo:font-size="10.5pt" style:font-size-asian="10.5pt" style:font-size-complex="10.5pt" fo:background-color="#FFFFFF"/>
    </style:style>
    <style:style style:name="T6" style:parent-style-name="Policepardéfaut" style:family="text">
      <style:text-properties style:font-name="Arial" style:font-name-complex="Arial" fo:color="#222222" fo:font-size="10.5pt" style:font-size-asian="10.5pt" style:font-size-complex="10.5pt" fo:background-color="#FFFFFF"/>
    </style:style>
    <style:style style:name="P7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1" style:parent-style-name="Standard" style:family="paragraph">
      <style:text-properties style:font-name="Arial" style:font-name-complex="Arial" fo:color="#657B83" fo:background-color="#FDF6E3"/>
    </style:style>
    <style:style style:name="P12" style:parent-style-name="Standard" style:family="paragraph">
      <style:text-properties fo:font-size="4pt" style:font-size-asian="4pt" style:font-size-complex="4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<text:tab/><text:tab/><text:tab/><text:tab/><text:tab/><text:tab/>SVM</text:p>
      <text:p text:style-name="Standard"/>
      <text:p text:style-name="Standard"/>
      <text:p text:style-name="P2">Plus précisement :</text:p>
      <text:p text:style-name="P3"/>
      <text:p text:style-name="Standard"><text:span text:style-name="T4">Les SVM peuvent être utilisés pour résoudre des problèmes de discrimination (ou classification), c'est-à-dire décider à quelle classe appartient un échantillon, ou de </text:span><text:a office:title="Régression" xlink:href="https://fr.wikipedia.org/wiki/R%C3%A9gression" office:target-frame-name="_top" xlink:show="replace"><text:span text:style-name="T5">régression</text:span></text:a><text:span text:style-name="T6">, c'est-à-dire prédire la valeur numérique d'une variable. </text:span></text:p>
      <text:p text:style-name="Standard"/>
      <text:p text:style-name="P7">SVM peut classer plusieurs données à<text:s/>la fois:</text:p>
      <text:p text:style-name="Standard"/>
      <text:p text:style-name="Standard"><text:tab/>&gt;Classification OVR (One vs Rest) : Compare un groupe de donnée a toutes les<text:s/>autres données et sépare le groupe de donnée des autres données,<text:s/>les dernières données<text:s/>restantes après séparation sont automatiquement assemblés en groupe.</text:p>
      <text:p text:style-name="Standard"/>
      <text:p text:style-name="Standard"><text:tab/>&gt;Classification OVO (One vs One) : Compare tous les groupes de donnée entre eux separement et créer une droite de regression pour chacun d’eux <text:s/></text:p>
      <text:p text:style-name="Standard"/>
      <text:p text:style-name="P8"/>
      <text:p text:style-name="P9">Kernel trick</text:p>
      <text:p text:style-name="P10"/>
      <text:p text:style-name="P11">Consiste à transformer l’espace de représentation des données d’entrées en un espace de plus grande dimension, où un classifieur linéaire peut être utilisé </text:p>
      <text:p text:style-name="P12"/>
      <text:p text:style-name="Standard"/>
      <text:p text:style-name="Standard">En d’autres termes, ca permet la separation des données en groupe qui sont difficilement separables en 2D</text:p>
      <text:p text:style-name="Standard"/>
      <text:p text:style-name="Standard">On passe donc à une dimension superieur (ajout de l’axe<text:s/>z) pour essayer de separer les données.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enhypertexte" style:display-name="Lien hypertexte" style:family="text" style:parent-style-name="Policepardéfau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RIC SHARMA</dc:creator>
    <meta:creation-date>2017-10-20T23:40:00Z</meta:creation-date>
    <dc:date>2019-06-02T21:04:00Z</dc:date>
    <meta:template xlink:href="Normal.dotm" xlink:type="simple"/>
    <meta:editing-cycles>11</meta:editing-cycles>
    <meta:editing-duration>PT15780S</meta:editing-duration>
    <meta:document-statistic meta:page-count="1" meta:paragraph-count="2" meta:word-count="177" meta:character-count="1153" meta:row-count="8" meta:non-whitespace-character-count="978"/>
  </office:meta>
</office:document-meta>
</file>